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cce" officeooo:paragraph-rsid="001ffcce"/>
    </style:style>
    <style:style style:name="P2" style:family="paragraph" style:parent-style-name="Standard">
      <style:text-properties officeooo:rsid="00210ee4" officeooo:paragraph-rsid="00210ee4"/>
    </style:style>
    <style:style style:name="P3" style:family="paragraph" style:parent-style-name="Standard">
      <style:text-properties officeooo:rsid="002252e9" officeooo:paragraph-rsid="002252e9"/>
    </style:style>
    <style:style style:name="P4" style:family="paragraph" style:parent-style-name="Standard">
      <style:text-properties officeooo:rsid="00243cd3" officeooo:paragraph-rsid="00243cd3"/>
    </style:style>
    <style:style style:name="P5" style:family="paragraph" style:parent-style-name="Standard">
      <style:text-properties officeooo:rsid="00278d8c" officeooo:paragraph-rsid="00278d8c"/>
    </style:style>
    <style:style style:name="P6" style:family="paragraph" style:parent-style-name="Standard">
      <style:text-properties officeooo:rsid="0028d0ac" officeooo:paragraph-rsid="0028d0ac"/>
    </style:style>
    <style:style style:name="P7" style:family="paragraph" style:parent-style-name="Standard">
      <style:text-properties officeooo:rsid="002a6264" officeooo:paragraph-rsid="002a6264"/>
    </style:style>
    <style:style style:name="P8" style:family="paragraph" style:parent-style-name="Standard">
      <style:text-properties officeooo:rsid="00309a06" officeooo:paragraph-rsid="00309a06"/>
    </style:style>
    <style:style style:name="P9" style:family="paragraph" style:parent-style-name="Standard">
      <style:text-properties officeooo:rsid="00309a06" officeooo:paragraph-rsid="0028d0ac"/>
    </style:style>
    <style:style style:name="P10" style:family="paragraph" style:parent-style-name="Standard">
      <style:text-properties officeooo:rsid="00309a06" officeooo:paragraph-rsid="0035418b"/>
    </style:style>
    <style:style style:name="P11" style:family="paragraph" style:parent-style-name="Standard">
      <style:text-properties officeooo:rsid="00323ed2" officeooo:paragraph-rsid="00323ed2"/>
    </style:style>
    <style:style style:name="P12" style:family="paragraph" style:parent-style-name="Standard">
      <style:text-properties officeooo:rsid="0035418b" officeooo:paragraph-rsid="0035418b"/>
    </style:style>
    <style:style style:name="P13" style:family="paragraph" style:parent-style-name="Standard">
      <style:text-properties officeooo:rsid="003648ba" officeooo:paragraph-rsid="003648ba"/>
    </style:style>
    <style:style style:name="P14" style:family="paragraph" style:parent-style-name="Standard">
      <style:text-properties officeooo:rsid="00382d25" officeooo:paragraph-rsid="00382d25"/>
    </style:style>
    <style:style style:name="P15" style:family="paragraph" style:parent-style-name="Standard">
      <style:text-properties officeooo:rsid="00382d25" officeooo:paragraph-rsid="003ab8af"/>
    </style:style>
    <style:style style:name="P16" style:family="paragraph" style:parent-style-name="Standard">
      <style:text-properties officeooo:rsid="00391c97" officeooo:paragraph-rsid="00391c97"/>
    </style:style>
    <style:style style:name="P17" style:family="paragraph" style:parent-style-name="Standard">
      <style:text-properties officeooo:rsid="00391c97" officeooo:paragraph-rsid="003ab8af"/>
    </style:style>
    <style:style style:name="P18" style:family="paragraph" style:parent-style-name="Standard">
      <style:text-properties officeooo:rsid="003b17f1" officeooo:paragraph-rsid="003b17f1"/>
    </style:style>
    <style:style style:name="P19" style:family="paragraph" style:parent-style-name="Standard">
      <style:text-properties officeooo:rsid="003d062e" officeooo:paragraph-rsid="003d062e"/>
    </style:style>
    <style:style style:name="P20" style:family="paragraph" style:parent-style-name="Standard">
      <style:text-properties officeooo:rsid="003e0389" officeooo:paragraph-rsid="003e0389"/>
    </style:style>
    <style:style style:name="P21" style:family="paragraph" style:parent-style-name="Standard">
      <style:text-properties officeooo:rsid="003eb582" officeooo:paragraph-rsid="003eb582"/>
    </style:style>
    <style:style style:name="T1" style:family="text">
      <style:text-properties officeooo:rsid="00210ee4"/>
    </style:style>
    <style:style style:name="T2" style:family="text">
      <style:text-properties officeooo:rsid="002223fb"/>
    </style:style>
    <style:style style:name="T3" style:family="text">
      <style:text-properties officeooo:rsid="002252e9"/>
    </style:style>
    <style:style style:name="T4" style:family="text">
      <style:text-properties officeooo:rsid="00263229"/>
    </style:style>
    <style:style style:name="T5" style:family="text">
      <style:text-properties officeooo:rsid="0028d0ac"/>
    </style:style>
    <style:style style:name="T6" style:family="text">
      <style:text-properties officeooo:rsid="002bec3a"/>
    </style:style>
    <style:style style:name="T7" style:family="text">
      <style:text-properties officeooo:rsid="002c4ab5"/>
    </style:style>
    <style:style style:name="T8" style:family="text">
      <style:text-properties officeooo:rsid="002d9f07"/>
    </style:style>
    <style:style style:name="T9" style:family="text">
      <style:text-properties officeooo:rsid="002ebbc7"/>
    </style:style>
    <style:style style:name="T10" style:family="text">
      <style:text-properties officeooo:rsid="002ec5e6"/>
    </style:style>
    <style:style style:name="T11" style:family="text">
      <style:text-properties officeooo:rsid="0033e892"/>
    </style:style>
    <style:style style:name="T12" style:family="text">
      <style:text-properties officeooo:rsid="003648ba"/>
    </style:style>
    <style:style style:name="T13" style:family="text">
      <style:text-properties officeooo:rsid="00382d25"/>
    </style:style>
    <style:style style:name="T14" style:family="text">
      <style:text-properties officeooo:rsid="003ab8af"/>
    </style:style>
    <style:style style:name="T15" style:family="text">
      <style:text-properties officeooo:rsid="003d062e"/>
    </style:style>
    <style:style style:name="T16" style:family="text">
      <style:text-properties officeooo:rsid="003e0389"/>
    </style:style>
    <style:style style:name="T17" style:family="text">
      <style:text-properties officeooo:rsid="003eb582"/>
    </style:style>
    <style:style style:name="T18" style:family="text">
      <style:text-properties officeooo:rsid="003fda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 cours normal du jeu est la séquence d’exploration, qui se décompose en tours de jeu <text:span text:style-name="T5">de 10 minutes</text:span>. Lors d’une rencontre d’un autre groupe (monstres ou PNJ), <text:span text:style-name="T4">cette séquence est interrompue et l’on applique alors les règles de rencontre.</text:span></text:p>
      <text:p text:style-name="P1"/>
      <text:p text:style-name="P3">Tours de jeu</text:p>
      <text:p text:style-name="P1"><text:span text:style-name="T3">Lors de la séquence d’exploration</text:span>, le temps se mesure en tours de jeu de 10 minutes <text:span text:style-name="T2">se déroulant de la façon</text:span> suivante :</text:p>
      <text:p text:style-name="P1">1. Monstre errant : si généré au tour précédent, apparaît à 2D6×10”.</text:p>
      <text:p text:style-name="P1">2. Actions : chaque personnage peut effectuer une action d’exploration qui peut être <text:span text:style-name="T1">soit </text:span>un mouvement <text:span text:style-name="T1">soit</text:span> une recherche <text:span text:style-name="T1">(</text:span>ou <text:span text:style-name="T1">une</text:span> autre action d’une durée d’environ 10 minutes<text:span text:style-name="T1">)</text:span>.</text:p>
      <text:p text:style-name="P2">3. Résolution des actions : le MD annonce le résultat des actions entreprises.</text:p>
      <text:p text:style-name="P2">4. Jet de monstre errant : effectué tous les deux tours de jeu ; un monstre errant apparaît sur un 1 sur 1D6 et provoque une rencontre au début du tour suivant.</text:p>
      <text:p text:style-name="P1"/>
      <text:p text:style-name="P4">Encombrement</text:p>
      <text:p text:style-name="P4">Valeur d’encombrement : tout objet porté possède une valeur d’encombrement exprimée en « pièces », qui représente un aggrégat du poids et du volume de l’objet équivalant à l’encombrement d’un certain nombre de pièces de monnaie (or, argent, bronze...).</text:p>
      <text:p text:style-name="P4"/>
      <text:p text:style-name="P5">Répartition : les objets peuvent être placés aux emplacements suivants :</text:p>
      <text:p text:style-name="P5">Porté sur soi : arme en main, vêtement ou armure revêtue etc.</text:p>
      <text:p text:style-name="P5">Bourse <text:span text:style-name="T5">(50 pièces max)</text:span> : à la ceinture, ne gêne pas.</text:p>
      <text:p text:style-name="P5">Sac à dos <text:span text:style-name="T5">(400 pièces max)</text:span> : ne gêne pas.</text:p>
      <text:p text:style-name="P5">Gros sac <text:span text:style-name="T5">(600 pièces max)</text:span> : tenu par une main.</text:p>
      <text:p text:style-name="P5">Petit sac <text:span text:style-name="T5">(200 pièces max)</text:span> : tenu par une main mais on peut en accrocher autant à sa ceinture que son modificateur de FOR, ils n’y gênent pas.</text:p>
      <text:p text:style-name="P6">Les divers contenants ont eux-même une valeur d’encombrement et sont détaillés fiche IV.2</text:p>
      <text:p text:style-name="P6"/>
      <text:p text:style-name="P7">Luminosité</text:p>
      <text:p text:style-name="P7">Un lieu peut être soit éclairé (soleil ou autre éclairage), soit dans la pénombre <text:span text:style-name="T7">(qui ne permet par exemple pass de lire ou de reconnaître un individu à plus de 10”)</text:span>, soit dans les ténèbres complètes. Les effets de ces situations sont décrits dans les fiches concernées.</text:p>
      <text:p text:style-name="P7"/>
      <text:p text:style-name="P7">Éclairage : une torche ou une lanterne éclaire sur un rayon de 30”.</text:p>
      <text:p text:style-name="P7"/>
      <text:p text:style-name="P7">Infravision : certaines races (elfes et nains notamment) <text:span text:style-name="T6">peuvent voir les sources de chaleur (qui apparaissent rougeâtres, les éléments froids étant à l’inverse dans des tons bleuâtres) ce qui leur permet de voir des créatures et mêmes certains objets (car l’air froid circulant autour fera app</text:span><text:span text:style-name="T10">a</text:span><text:span text:style-name="T6">raître des volutes bleutées). Elles traitent donc les ténèbres complètes comme une forme de pénombre. </text:span><text:span text:style-name="T8">L’infravision est inutilisable en présence de la moindre source de lumièr</text:span><text:span text:style-name="T9">e (important quand la portée d’infravision est supérieure à la distancce d’éclairage).</text:span></text:p>
      <text:p text:style-name="P9"/>
      <text:p text:style-name="P8">Mouvement</text:p>
      <text:p text:style-name="P11">La vitesse de déplacement d’un personnage dépend de son encombrement. Elle est soit exprimée en pieds par tour (vitesse d’exploration) ou en pieds par round (vitesse de recontre) <text:span text:style-name="T11">et est issue du tableau idoine.</text:span></text:p>
      <text:p text:style-name="P11"/>
      <text:p text:style-name="P10"/>
      <text:p text:style-name="P10">Recherches</text:p>
      <text:p text:style-name="P13">Prennent toutes un tour.</text:p>
      <text:p text:style-name="P12">Fouiller : un tour permet de fouiller superficiellement une pièce entière <text:span text:style-name="T12">ou en profondeur un lieu précis (</text:span><text:span text:style-name="T13">comme un</text:span><text:span text:style-name="T12"> objet dans un recoin de la cheminée). </text:span><text:span text:style-name="T13">La réussite est automatique.</text:span></text:p>
      <text:p text:style-name="P12"><text:soft-page-break/></text:p>
      <text:p text:style-name="P14">Détection : il est possible de chercher à détecter les pièges, les portes secrètes ou d’écouter les bruits à distance. Cette détection est réussie sur 1 sur 1D6 dans le cas général et sur 1 ou 2 sur 1D6 dans les cas suivants :</text:p>
      <text:p text:style-name="P14">Écouter : tous les demi-humains.</text:p>
      <text:p text:style-name="P14">Pièges : les nains, pour les gros pièges mécaniques.</text:p>
      <text:p text:style-name="P14">Portes secrètes : elfes (et nains si grosse construction mécanique).</text:p>
      <text:p text:style-name="P14"/>
      <text:p text:style-name="P16">La classe de voleur fonctionne différemment <text:span text:style-name="T18">(</text:span>cf. <text:span text:style-name="T18">fiche II.4).</text:span></text:p>
      <text:p text:style-name="P18">Actions physiques</text:p>
      <text:p text:style-name="P18">Escalade : grimper à une surface nécessite d’obtenir à l’aide d’1D20 + modificateur de DEX un résultat supérieur ou égal au NA de base de l’armure portée (sans compter ses bonus magiques). <text:span text:style-name="T15">La classe de voleur offre une mécanique spécifique, </text:span><text:span text:style-name="T18">(</text:span><text:span text:style-name="T15">cf. </text:span><text:span text:style-name="T18">fiche II.4)</text:span><text:span text:style-name="T15">.</text:span></text:p>
      <text:p text:style-name="P18"/>
      <text:p text:style-name="P19">Enfoncer une porte : nécessite d’obtenir à l’aide d’1D6 + modificateur de FOR un résultat supérieur ou égal à 5 (et un 6 naturel est une réussite automatique).</text:p>
      <text:p text:style-name="P14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6:05:55.853935975</meta:creation-date>
    <meta:generator>LibreOffice/7.6.5.2$Linux_X86_64 LibreOffice_project/60$Build-2</meta:generator>
    <dc:date>2024-03-24T20:59:27.745292789</dc:date>
    <meta:editing-duration>PT14H2M21S</meta:editing-duration>
    <meta:editing-cycles>28</meta:editing-cycles>
    <meta:document-statistic meta:table-count="0" meta:image-count="0" meta:object-count="0" meta:page-count="2" meta:paragraph-count="33" meta:word-count="649" meta:character-count="3831" meta:non-whitespace-character-count="3215"/>
  </office:meta>
</office:document-meta>
</file>